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TodoInfo" style:family="table">
      <style:table-properties style:width="17cm" table:align="margins"/>
    </style:style>
    <style:style style:name="TabelleTodoInfo.A" style:family="table-column">
      <style:table-column-properties style:column-width="8.5cm" style:rel-column-width="32767*"/>
    </style:style>
    <style:style style:name="TabelleTodoInfo.A1" style:family="table-cell">
      <style:table-cell-properties fo:padding="0.097cm" fo:border-left="0.002cm solid #000000" fo:border-right="none" fo:border-top="0.002cm solid #000000" fo:border-bottom="0.002cm solid #000000"/>
    </style:style>
    <style:style style:name="TabelleTodoInfo.B1" style:family="table-cell">
      <style:table-cell-properties fo:padding="0.097cm" fo:border="0.002cm solid #000000"/>
    </style:style>
    <style:style style:name="TabelleTodoInfo.A2" style:family="table-cell">
      <style:table-cell-properties fo:padding="0.097cm" fo:border-left="0.002cm solid #000000" fo:border-right="none" fo:border-top="none" fo:border-bottom="0.002cm solid #000000"/>
    </style:style>
    <style:style style:name="TabelleTodoInfo.B2" style:family="table-cell">
      <style:table-cell-properties fo:padding="0.097cm" fo:border-left="0.002cm solid #000000" fo:border-right="0.002cm solid #000000" fo:border-top="none" fo:border-bottom="0.002cm solid #000000"/>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ue Aufgaben für den 17.05.2021</text:h>
      <text:p text:style-name="Standard"/>
      <text:p text:style-name="Standard">Mergt bitte vorher noch mal den Main-Branche vom Videostore-Start-Projekt in Eure entsprechenden Branches. Die DB-Translations sind jetzt dort integriert. Außerdem gibt der API-TodoRequest jetzt zusätzlich noch das Erstellungs-Datum eines Todo's <text:s/>als Property „created_at“ mit aus. </text:p>
      <text:p text:style-name="Standard"><text:s/></text:p>
      <text:p text:style-name="Standard">1. Erstellt in components bitte eine neue Komponente mit dem Namen „TodosListItemInfo“. </text:p>
      <text:p text:style-name="Standard">Darin sollen die Detaildaten eines Todos tabellarisch angezeigt werden:</text:p>
      <text:p text:style-name="Standard"/>
      <table:table table:name="TabelleTodoInfo" table:style-name="TabelleTodoInfo">
        <table:table-column table:style-name="TabelleTodoInfo.A" table:number-columns-repeated="2"/>
        <table:table-row>
          <table:table-cell table:style-name="TabelleTodoInfo.A1" office:value-type="string">
            <text:p text:style-name="Table_20_Contents">ID</text:p>
          </table:table-cell>
          <table:table-cell table:style-name="TabelleTodoInfo.B1" office:value-type="string">
            <text:p text:style-name="Table_20_Contents">Die Id</text:p>
          </table:table-cell>
        </table:table-row>
        <table:table-row>
          <table:table-cell table:style-name="TabelleTodoInfo.A2" office:value-type="string">
            <text:p text:style-name="Table_20_Contents">Text</text:p>
          </table:table-cell>
          <table:table-cell table:style-name="TabelleTodoInfo.B2" office:value-type="string">
            <text:p text:style-name="Table_20_Contents">Der Text</text:p>
          </table:table-cell>
        </table:table-row>
        <table:table-row>
          <table:table-cell table:style-name="TabelleTodoInfo.A2" office:value-type="string">
            <text:p text:style-name="Table_20_Contents">Erledigt</text:p>
          </table:table-cell>
          <table:table-cell table:style-name="TabelleTodoInfo.B2" office:value-type="string">
            <text:p text:style-name="Table_20_Contents">Ja oder Nein</text:p>
          </table:table-cell>
        </table:table-row>
        <table:table-row>
          <table:table-cell table:style-name="TabelleTodoInfo.A2" office:value-type="string">
            <text:p text:style-name="Table_20_Contents">Erstellt</text:p>
          </table:table-cell>
          <table:table-cell table:style-name="TabelleTodoInfo.B2" office:value-type="string">
            <text:p text:style-name="Table_20_Contents">created_at</text:p>
          </table:table-cell>
        </table:table-row>
      </table:table>
      <text:p text:style-name="Standard"/>
      <text:p text:style-name="Standard">Wenn man in der Liste auf ein Todo-Text klickt, dann sollen in dieser Komponente die entsprechenden Daten angezeigt werden.</text:p>
      <text:p text:style-name="Standard"/>
      <text:p text:style-name="Standard">2. Erstellt in components bitte eine neue Komponente mit dem Namen „TodosListItemAdd“.</text:p>
      <text:p text:style-name="Standard">Darin soll ein Formular-Feld für Text und ein Button zum Anlegen eines neuen Todo's enthalten sein. Wenn man auf den Button klickt soll ein neues Todo erstellt werden und in der Liste sofort angezeigt werden. Um die Werte des Done-Attributes kümmern wir uns in dieser Komponente nicht, sonder nur um den Text. </text:p>
      <text:p text:style-name="Standard"/>
      <text:p text:style-name="Standard"><text:span text:style-name="T1">Benutzt für die Logik der beiden neuen Komponenten die Funktions-Props <text:s/>von TodosList/ TodosListItem als Vorlag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21-05-12T13:12:15</meta:creation-date>
    <dc:date>2021-05-12T16:51:18</dc:date>
    <dc:creator>Bernd Engels</dc:creator>
    <meta:editing-duration>PT28M9S</meta:editing-duration>
    <meta:editing-cycles>6</meta:editing-cycles>
    <meta:generator>OpenOffice/4.1.1$Unix OpenOffice.org_project/411m6$Build-9775</meta:generator>
    <meta:document-statistic meta:table-count="1" meta:image-count="0" meta:object-count="0" meta:page-count="1" meta:paragraph-count="17" meta:word-count="171" meta:character-count="1164"/>
  </office:meta>
</office:document-meta>
</file>